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j.d." svg:font-family="j.d." style:font-pitch="variable"/>
    <style:font-face style:name="skeetch" svg:font-family="skeetch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2.5pt" style:font-size-asian="12.5pt" style:font-size-complex="12.5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2.5pt" style:font-size-asian="12.5pt" style:font-size-complex="12.5pt"/>
    </style:style>
    <style:style style:name="P3" style:family="paragraph" style:parent-style-name="Standard">
      <style:paragraph-properties fo:line-height="100%"/>
      <style:text-properties style:font-name="Arial" fo:font-size="12.5pt" style:font-size-asian="12.5pt" style:font-size-complex="12.5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2.5pt" fo:font-style="normal" style:font-size-asian="12.5pt" style:font-style-asian="normal" style:font-size-complex="12.5pt" style:font-style-complex="normal"/>
    </style:style>
    <style:style style:name="P5" style:family="paragraph" style:parent-style-name="Standard">
      <style:paragraph-properties fo:line-height="100%"/>
      <style:text-properties style:font-name="Arial" fo:font-size="12.5pt" fo:font-weight="bold" style:font-size-asian="12.5pt" style:font-weight-asian="bold" style:font-size-complex="12.5pt" style:font-weight-complex="bold"/>
    </style:style>
    <style:style style:name="P6" style:family="paragraph" style:parent-style-name="Standard">
      <style:paragraph-properties fo:line-height="150%"/>
      <style:text-properties style:font-name="Arial" fo:font-size="12.5pt" fo:font-weight="bold" style:font-size-asian="12.5pt" style:font-weight-asian="bold" style:font-size-complex="12.5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2.5pt" fo:font-weight="bold" style:font-size-asian="12.5pt" style:font-weight-asian="bold" style:font-size-complex="12.5pt" style:font-weight-complex="bold"/>
    </style:style>
    <style:style style:name="P8" style:family="paragraph" style:parent-style-name="Standard">
      <style:paragraph-properties fo:line-height="150%"/>
      <style:text-properties style:font-name="Arial" fo:font-size="12.5pt" fo:font-style="italic" style:font-size-asian="12.5pt" style:font-style-asian="italic" style:font-size-complex="12.5pt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NIVERSIDADE FEDERAL DE SERGIPE</text:p>
      <text:p text:style-name="P3">CENTRO DE CIÊNCIAS SOCIAIS APLICADAS</text:p>
      <text:p text:style-name="P3">DEPARTAMENTO DE DIREITO</text:p>
      <text:p text:style-name="P3">DIREITOS HUMANOS – TURMA A0</text:p>
      <text:p text:style-name="P3">PROFa. NAIR TAVARES</text:p>
      <text:p text:style-name="P3">ALUNO: DANTE SIQUEIRA REGIS</text:p>
      <text:p text:style-name="P1"/>
      <text:p text:style-name="P7">FICHAMENTO</text:p>
      <text:p text:style-name="P1"/>
      <text:p text:style-name="P6">HISTORIA E ATUALIDADE <text:span text:style-name="T2">DOS </text:span>DIREITOS DO HOMEM</text:p>
      <text:p text:style-name="P8">GIUSEPPE <text:s/>TOSI</text:p>
      <text:p text:style-name="P1"/>
      <text:p text:style-name="P2"><text:tab/>Estuda o período entre as grandes descobertas geográficas dos séculos XV e XVI até a Declaração Universal dos Direitos do Homem de 1948 (p. 25). Os manuais tradicionais comentam a evolução dos Direitos Humanos sob o aspecto europeu. “<text:span text:style-name="T1">A Europa e o Ocidente aparecem, assim, como o espaço onde progressivamente ... se forja a emancipação do homem ... O restante do mundo constitui o agente passivo, ... e recebe o 'evangelho' dos direitos humanos do Ocidente civilizado” (p. 26). <text:s/>Várias correntes de pensamento e de ação construíram a doutrina dos direitos humanos como a conhecemos hoje, a saber: o liberalismo, o socialismo e o cristianismo social. </text:span></text:p>
      <text:p text:style-name="P2"><text:span text:style-name="T1"/></text:p>
      <text:p text:style-name="P4"><text:tab/>O jusnaturalismo moderno é a doutrina que dá origem aos direitos humanos (p. 27), e suas idéias “forneciam uma justificativa ideológica consistente aos movimentos revolucionários que levariam progressivamente à dissolução do mundo feudal e à constituição do mundo moderno. O 'jusnaturalismo' moderno, sobretudo por intermédio dos iluministas, teve importante influência sobre as grandes revoluções liberais dos séculos XVII e XVIII” (p. 29), que procuraram garantir, fundamentalmente, os direitos individuais à liberdade, propriedade e segurança, ficando o Estado limitado a garantir esses direitos através de leis, sem intervir diretamente [liberalismo] (p. 29). Essa igualdade não atingia todos os indivíduos, e foi exatamente nessa época que a escravidão foi implantada pelas “potências cristãs”, “em contraste com a doutrina da liberdade e igualdade natural de todos os homens da doutrina cristã secularizada pela modernidade” (p. 30). </text:p>
      <text:p text:style-name="P4"/>
      <text:p text:style-name="P4"><text:tab/>Em um segundo momento, o socialismo irrompe politicamente e mostra as desigualdades econômicas a que a igualdade dos cidadãos perante a lei dava causa. <text:soft-page-break/>A questão central passa a tratar-se de obrigar o Estado a agir de forma a diminuir as desigualdades econômicas e sociais, dando origem ao “Estado do Bem-Estar Social” (p. 31). </text:p>
      <text:p text:style-name="P4"/>
      <text:p text:style-name="P4"><text:tab/>Outro ator social importante no desenvolvimento dos direitos humanos foi o cristianismo social. “A mensagem bíblica contém um forte chamamento à fraternidade universal”. A Igreja Católica, como parte essencial do regime feudal, se opôs às doutrinas e práticas dos direitos humanos, que eram parte de uma ideologia moderna que punha termo aos privilégios e ao poder econômico do clero (p. 32). Em 1891, no entanto, inicia-se a 'doutrina social da Igreja', posicionando a Igreja de maneira autônoma entre o socialismo e o liberalismo. Desde então, a Igreja se engajou na defesa dos direitos fundamentais das pessoas e dos povos (p. 33). </text:p>
      <text:p text:style-name="P4"><text:tab/></text:p>
      <text:p text:style-name="P4"><text:tab/>Nascida após a experiência de duas grandes guerras mundiais, a ONU, procurando promover a paz mundial e acreditando que a promoção dos “direitos naturais” do homem fosse condição necessária para tal, proclamou a Declaração Universal dos Direitos Humanos (p. 34). Nas várias conferências e acordos internacionais que promoveu, a ONU desenvolveu o conceito de direitos humanos promovendo sua universalização, com mais países membros aderindo à carta de 48, sua multiplicação, com a identificação de novos tipos de direitos e sua diversificação, com o sujeito homem genérico sendo substituído pelas especificidades: homem, mulher, idoso, doente etc (p. 34-5).</text:p>
      <text:p text:style-name="P4"/>
      <text:p text:style-name="P4"><text:tab/>Dessa evolução, extrai-se o conceito de gerações de direitos: primeira geração, dos direitos civis e polítiocos; segunda geração, dos direitos econômicos, sociais e culturais; terceira geração incluindo os direitos a uma nova ordem internacional; e quarta geração, ainda em discussão, sobre os direitos das gerações futuras de seres humanos (p. 35-6). </text:p>
      <text:p text:style-name="P4"/>
      <text:p text:style-name="P4"><text:tab/>Esse conjunto de direitos e valores, têm características éticas, jurídicas, políticas, econômicas, sociais, culturais e educativas, pois estabelecem princípios, apontam tendências legislativas e políticas, exigem da sociedade civil participação na luta pela efetiva aplicação dos direitos e a informação e educação das pessoas a seu respeito (p. 36-7).</text:p>
      <text:p text:style-name="P4"><text:soft-page-break/></text:p>
      <text:p text:style-name="P4"><text:tab/>Todos esses direitos são proclamados como indissociáveis, não sendo isso o bastante, entretanto, para dirimir conflitos que aparentam surgir entre direitos de diversas gerações, em especial, entre os direitos de liberdade e os de igualdade (p. 39). Na atual conjuntura de crescimento do liberalismo e globalização, o direito de liberdade ganha espaço enquanto desvinculado “de qualquer compromisso com a realização do bem-estar social” e dos direitos de igualdade social e econômica (p. 41).</text:p>
      <text:p text:style-name="P4"/>
      <text:p text:style-name="P4"><text:tab/>“A pretensa universalidade dos direitos do homem esconde seu caráter marcadamente europeu e cristão, os quais não podem, portanto, ser estendidos ao restante do munod, onde permanecem tradições culturais e religiosas próprias, estranhas – quando não contrárias – às doutrinas ocidentais ou incompatíveis com elas ... “ (p. 41). </text:p>
      <text:p text:style-name="P4"/>
      <text:p text:style-name="P4"><text:tab/>“No plano internacional, as relações entre os Estados permanecem no estado de natureza hobbesiano (...). As Nações Unidas ... estão hoje relegadas a um papel secundário, de mero legitimador da política ocidental” (p. 43-4). “O ocidente está utilizando a retórica dos direitos humanos para encobrir seus verdadeiros interesses e impor ao mundo sua hegemonia política e econômica” (p. 44).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j.d." svg:font-family="j.d." style:font-pitch="variable"/>
    <style:font-face style:name="skeetch" svg:font-family="skeetch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Dante Regis</meta:initial-creator>
    <meta:creation-date>2008-05-20T17:20:54</meta:creation-date>
    <dc:creator>Dante Regis</dc:creator>
    <dc:date>2008-05-21T01:49:08</dc:date>
    <meta:editing-cycles>39</meta:editing-cycles>
    <meta:editing-duration>PT2H46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20" meta:word-count="804" meta:character-count="5361"/>
  </office:meta>
</office:document-meta>
</file>